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rrorReporter.reportError( XMLLocator location , String domain , String key , Object [ ] arguments , short severity , Exception excep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ErrorReporter.reportError( XMLLocator location , String domain , String key , Object [ ] arguments , short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reportError( String domain , String key , Object [ ] arguments , short severity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ErrorReport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reportError( String domain , String key , Object [ ] arguments , short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rrorReporter.getMessageFormatter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removeMessageFormatter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setFeature( String featureId , boolean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rrorRepor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getFeature( String featur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rrorReport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putMessageFormatter( String domain , MessageFormatter message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getSAXError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rrorReporter.setProperty( String propertyId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rrorReporter.setDocumentLocator( XML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rrorReporter.XMLError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reset( XMLComponent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